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Symbol" svg:font-family="Symbol"/>
    <style:font-face style:name="Times New Roman" svg:font-family="'Times New Roman'"/>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style:font-name="Times New Roman" fo:font-size="12pt" fo:font-weight="bold" fo:background-color="transparent" style:font-name-asian="Times New Roman" style:font-name-complex="Times New Roman"/>
    </style:style>
    <style:style style:name="P3" style:family="paragraph" style:parent-style-name="Standard">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4" style:family="paragraph" style:parent-style-name="Standard">
      <style:paragraph-properties fo:line-height="100%" fo:text-align="start" style:justify-single-word="false"/>
      <style:text-properties style:use-window-font-color="true" style:font-name="Times New Roman" fo:font-size="12pt" fo:font-weight="normal" officeooo:rsid="0000c90a" officeooo:paragraph-rsid="0000c90a" fo:background-color="transparent" style:font-name-asian="Times New Roman" style:font-name-complex="Times New Roman"/>
    </style:style>
    <style:style style:name="P5"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line-height="100%" fo:text-align="start" style:justify-single-word="false"/>
      <style:text-properties officeooo:paragraph-rsid="0000c90a"/>
    </style:style>
    <style:style style:name="P7" style:family="paragraph" style:parent-style-name="Standard" style:list-style-name="L2">
      <style:paragraph-properties fo:margin-left="-0.635cm" fo:margin-right="0cm" fo:line-height="100%" fo:text-align="start" style:justify-single-word="false" fo:text-indent="0.635cm" style:auto-text-indent="false"/>
    </style:style>
    <style:style style:name="P8"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9" style:family="paragraph" style:parent-style-name="Standard" style:list-style-name="L2">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10" style:family="paragraph" style:parent-style-name="Standard">
      <style:paragraph-properties fo:margin-left="0cm" fo:margin-right="0cm" fo:line-height="100%" fo:text-align="start" style:justify-single-word="false" fo:text-indent="0cm" style:auto-text-indent="false"/>
      <style:text-properties style:use-window-font-color="true" style:font-name="Times New Roman" fo:font-size="12pt" fo:font-weight="normal" fo:background-color="transparent" style:font-name-asian="Times New Roman" style:font-name-complex="Times New Roman"/>
    </style:style>
    <style:style style:name="T1" style:family="text">
      <style:text-properties style:use-window-font-color="true" style:font-name="Times New Roman" fo:font-size="12pt" fo:font-weight="bold" fo:background-color="transparent" loext:char-shading-value="0" style:font-name-asian="Times New Roman" style:font-name-complex="Times New Roman"/>
    </style:style>
    <style:style style:name="T2" style:family="text">
      <style:text-properties style:use-window-font-color="true" style:font-name="Times New Roman" fo:font-size="12pt" fo:font-weight="normal" fo:background-color="transparent" loext:char-shading-value="0" style:font-name-asian="Times New Roman" style:font-name-complex="Times New Roman"/>
    </style:style>
    <style:style style:name="T3" style:family="text">
      <style:text-properties style:use-window-font-color="true" style:text-position="super 58%" style:font-name="Times New Roman" fo:font-size="12pt" fo:font-weight="normal" fo:background-color="transparent" loext:char-shading-value="0" style:font-name-asian="Times New Roman" style:font-name-complex="Times New Roman"/>
    </style:style>
    <style:style style:name="T4" style:family="text">
      <style:text-properties fo:color="#0000ff"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Times New Roman" style:font-name-complex="Times New Roman"/>
    </style:style>
    <style:style style:name="T5" style:family="text">
      <style:text-properties officeooo:rsid="0000c90a"/>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UEC 333, Summer 201<text:span text:style-name="T5">7</text:span>: Syllabus</text:p>
      <text:p text:style-name="P5"/>
      <text:p text:style-name="P3">Course: <text:tab/>Statistical Analysis of Economic Data</text:p>
      <text:p text:style-name="P5"/>
      <text:p text:style-name="P3">Instructor: <text:tab/>Chris Muris</text:p>
      <text:p text:style-name="P3"><text:tab/>Office:<text:tab/><text:tab/>WMC 3639</text:p>
      <text:p text:style-name="P3"><text:tab/>Email:<text:tab/><text:tab/>Do not email me. Come and talk to me in person.</text:p>
      <text:p text:style-name="P10"><text:tab/>Office hours: <text:tab/><text:span text:style-name="T5">By appointment.</text:span></text:p>
      <text:p text:style-name="P5"/>
      <text:p text:style-name="P5"/>
      <text:p text:style-name="P2">This document</text:p>
      <text:p text:style-name="P1"><text:span text:style-name="T2">This document outlines some basic organization features about this course. You are expected to regularly check the course website (</text:span><text:a xlink:type="simple" xlink:href="http://chrismuris.github.io/buec333/" text:style-name="Internet_20_link" text:visited-style-name="Visited_20_Internet_20_Link"><text:span text:style-name="T4">http://chrismuris.github.io/buec333/</text:span></text:a><text:span text:style-name="T2">) for updated information about the course.</text:span></text:p>
      <text:p text:style-name="P5"/>
      <text:p text:style-name="P2">What to expect in this course</text:p>
      <text:p text:style-name="P3">This course will introduce you to the statistical analysis of economic data: econometrics. We will focus on linear regression, which is by far the most common method for analyzing the relationship between two or more variables. The main things you will learn in this class are how to apply regression methods to economic data and how to interpret the results of econometric analysis. You will also get some experience using statistical software (R), and establish a foundation for further econometric study. Assignments, readings, etc. will be posted on the course website.</text:p>
      <text:p text:style-name="P5"/>
      <text:p text:style-name="P2">Readings</text:p>
      <text:p text:style-name="P1"><text:span text:style-name="T2">The text for the course is Stock and Watson, “Introductory econometrics” (3</text:span><text:span text:style-name="T3">rd</text:span><text:span text:style-name="T2"> edition, Updated, 2015). A schedule for the lectures and readings is available from the website. You are expected to do the self-study readings before the lecture in that week.</text:span></text:p>
      <text:p text:style-name="P5"/>
      <text:p text:style-name="P2">Labs</text:p>
      <text:p text:style-name="P3">In all weeks following the online posting of the first assignment, there will be a TA in the lab each week. Location: see course website. Outside these hours, you can use the public computer lab in WMC 2502.</text:p>
      <text:p text:style-name="P5"/>
      <text:p text:style-name="P2">Tutorials</text:p>
      <text:p text:style-name="P1"><text:span text:style-name="T2">You are expected to have tried to complete the problem sets before going to the tutorials. The tutorials are there for you to ask questions about parts of the problem sets that you found difficult to solve on your own, or to have a TA check your solutions. The job of the TA is to answer individual questions from you, and to check your solutions. Your TAs is </text:span><text:span text:style-name="T1">not</text:span><text:span text:style-name="T2"> going to </text:span><text:span text:style-name="T1">review the course material</text:span><text:span text:style-name="T2">, or </text:span><text:span text:style-name="T1">solve the problem sets</text:span><text:span text:style-name="T2">.</text:span></text:p>
      <text:p text:style-name="P5"/>
      <text:p text:style-name="P3">No tutorials during weeks with tests.</text:p>
      <text:p text:style-name="P5"/>
      <text:p text:style-name="P2">Tests</text:p>
      <text:p text:style-name="P1"><text:span text:style-name="T2">The two tests are closed-book (no book, notes, or graphical calculators are allowed). Although each tests emphasis the material in the weeks since the last test, they are cumulative. On top of </text:span><text:span text:style-name="T1">all</text:span><text:span text:style-name="T2"> the readings, the material includes anything that I have discussed during the lectures, and anything you needed to complete the problem sets.</text:span></text:p>
      <text:p text:style-name="P5"/>
      <text:p text:style-name="P2">Hand-in assignments</text:p>
      <text:p text:style-name="P3"><text:soft-page-break/>There will be <text:span text:style-name="T5">six</text:span> graded assignments consisting of both exam-type questions and computer exercises. The assignments will be posted on the course website. You are expected to work independently on the assignments. Cheating of any kind will result in a failing grade in the course.</text:p>
      <text:p text:style-name="P5"/>
      <text:p text:style-name="P4">Late assignments will not be accepted: you will receive 0 points for that assignment.</text:p>
      <text:p text:style-name="P5"/>
      <text:p text:style-name="P2">Collaboration and Copying</text:p>
      <text:p text:style-name="P6"><text:span text:style-name="T2">Although students are encouraged to work together on the understanding and conceptualization of the material (this is, in fact, one of the best ways to learn), direct copying of another student's work is not allowed. If you hand in work that you did not do yourself, I will seek the maximum penalty.</text:span></text:p>
      <text:p text:style-name="P6"><text:span text:style-name="T2"/></text:p>
      <text:p text:style-name="P6"><text:span text:style-name="T2">It is fine to use published resources, such as books, journals and the Internet </text:span><text:span text:style-name="T1">provided that you supply a reference</text:span><text:span text:style-name="T2">.</text:span></text:p>
      <text:p text:style-name="P5"/>
      <text:p text:style-name="P2">Grading</text:p>
      <text:p text:style-name="P3">Your grade in this class will be based on hand-in assignments (<text:span text:style-name="T5">6</text:span>x<text:span text:style-name="T5">5</text:span>=<text:span text:style-name="T5">3</text:span>0%, dates: see website), two tests (2x30%=60%, dates: see website), <text:span text:style-name="T5">and class participation (10%).</text:span></text:p>
      <text:p text:style-name="P5"/>
      <text:p text:style-name="P2">Regrading</text:p>
      <text:p text:style-name="P1"><text:span text:style-name="T2">If you feel that an assignment, the midterm, or the final was graded with error, or unfairly graded, you can submit a request for a regrading. No additional points will be awarded without such a request. Note that a regrading can result in a </text:span><text:span text:style-name="T1">lower grade</text:span><text:span text:style-name="T2">, as I will typically regrade all questions.</text:span></text:p>
      <text:p text:style-name="P5"/>
      <text:p text:style-name="P1"><text:span text:style-name="T2">A form for requesting a regrade can be found on the website. You must hand in the regrade request </text:span><text:span text:style-name="T1">within one week</text:span><text:span text:style-name="T2"> of the test. You must hand it to me in person, or place it in my mailbox.</text:span></text:p>
      <text:p text:style-name="P5"/>
      <text:p text:style-name="P2">Illness during midterms, exams, and on assignment deadline dates:</text:p>
      <text:p text:style-name="P3">It can happen that you are ill and feel that you cannot write your midterm, your exam, or hand in your assignment. SFU policy states that I have full discretion about accepting your doctor’s note or not and that I am the only person who can exempt you from writing the exam.</text:p>
      <text:p text:style-name="P5"/>
      <text:p text:style-name="P1"><text:span text:style-name="T2">Therefore, you should know which rules I will enforce. As a </text:span><text:span text:style-name="T1">default</text:span><text:span text:style-name="T2">, I will award you </text:span><text:span text:style-name="T1">0 points</text:span><text:span text:style-name="T2">. <text:s/>However, I will consider giving a retake or a deadline extension if:</text:span></text:p>
      <text:list xml:id="list6062083153187141505" text:style-name="L2">
        <text:list-item>
          <text:p text:style-name="P7"><text:span text:style-name="T2">General info: </text:span><text:a xlink:type="simple" xlink:href="http://students.sfu.ca/health/healthclinics/sicknotes.html" text:style-name="Internet_20_link" text:visited-style-name="Visited_20_Internet_20_Link"><text:span text:style-name="T4">http://students.sfu.ca/health/healthclinics/sicknotes.html</text:span></text:a></text:p>
        </text:list-item>
        <text:list-item>
          <text:p text:style-name="P7"><text:span text:style-name="T2">You submit this form: </text:span><text:a xlink:type="simple" xlink:href="https://www.sfu.ca/content/dam/sfu/students/pdf/healthcare-statement-general.pdf" text:style-name="Internet_20_link" text:visited-style-name="Visited_20_Internet_20_Link"><text:span text:style-name="T4">https://www.sfu.ca/content/dam/sfu/students/pdf/healthcare-statement-general.pdf</text:span></text:a></text:p>
        </text:list-item>
        <text:list-item>
          <text:p text:style-name="P9">You signed it, so that I am allowed to contact your health care provider (I will!)</text:p>
        </text:list-item>
        <text:list-item>
          <text:p text:style-name="P9">The doctor saw you on or before the date of the exam</text:p>
        </text:list-item>
        <text:list-item>
          <text:p text:style-name="P9">You submit the form before the end of the day after the exam</text:p>
        </text:list-item>
        <text:list-item>
          <text:p text:style-name="P9">You submit it in person (to Econ secretary if I am not available) or electronically</text:p>
        </text:list-item>
      </text:list>
      <text:p text:style-name="P5"/>
      <text:p text:style-name="P3">If you are awarded a retake, it will be an oral exam on the Monday following the test.</text:p>
      <text:p text:style-name="P5"/>
      <text:p text:style-name="P2">Schedule</text:p>
      <text:p text:style-name="P3">See the course webpage for an up-to-date version of the sche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Symbol" svg:font-family="Symbol"/>
    <style:font-face style:name="Times New Roman" svg:font-family="'Times New Roman'"/>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dc:date>2016-07-10T21:15:05.627000000</dc:date>
    <meta:editing-duration>PT2M18S</meta:editing-duration>
    <meta:editing-cycles>2</meta:editing-cycles>
    <meta:document-statistic meta:table-count="0" meta:image-count="0" meta:object-count="0" meta:page-count="2" meta:paragraph-count="42" meta:word-count="828" meta:character-count="4930" meta:non-whitespace-character-count="4141"/>
  </office:meta>
</office:document-meta>
</file>